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2.909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2.182cm"/>
    </style:style>
    <style:style style:family="table-column" style:name="co6">
      <style:table-column-properties fo:break-before="auto" style:column-width="0.699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427cm"/>
    </style:style>
    <style:style style:family="table-column" style:name="co9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fo:padding="0.071cm" style:diagonal-bl-tr="none" style:rotation-align="none" fo:border="none" style:diagonal-tl-br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Default" table:number-columns-repeated="4"/>
        <table:table-column table:style-name="co2" table:default-cell-style-name="ce28"/>
        <table:table-column table:style-name="co1" table:default-cell-style-name="Default" table:number-columns-repeated="14"/>
        <table:table-column table:style-name="co3" table:default-cell-style-name="ce28"/>
        <table:table-column table:style-name="co4" table:default-cell-style-name="ce28"/>
        <table:table-column table:style-name="co1" table:default-cell-style-name="Default"/>
        <table:table-column table:style-name="co5" table:default-cell-style-name="ce28"/>
        <table:table-column table:style-name="co1" table:default-cell-style-name="Default" table:number-columns-repeated="6"/>
        <table:table-column table:style-name="co6" table:default-cell-style-name="ce28"/>
        <table:table-column table:style-name="co7" table:default-cell-style-name="ce28"/>
        <table:table-column table:style-name="co2" table:default-cell-style-name="ce28"/>
        <table:table-column table:style-name="co6" table:default-cell-style-name="ce28"/>
        <table:table-column table:style-name="co8" table:default-cell-style-name="ce28"/>
        <table:table-column table:style-name="co9" table:default-cell-style-name="ce28"/>
        <table:table-column table:style-name="co1" table:default-cell-style-name="Default" table:number-columns-repeated="989"/>
        <table:table-row table:style-name="ro1">
          <table:table-cell ns41:value-type="string" table:style-name="TL Title" office:value-type="string">
            <text:p>PROVINCIE UTRECHT TWEEDE GEDEELTE INDEELING NAAR DE HUIZING </text:p>
          </table:table-cell>
          <table:table-cell table:style-name="ce12" table:number-columns-repeated="33"/>
          <table:table-cell table:style-name="ce56"/>
          <table:table-cell table:number-columns-repeated="989"/>
        </table:table-row>
        <table:table-row table:style-name="ro1">
          <table:table-cell table:style-name="ce2"/>
          <table:table-cell table:number-columns-repeated="3"/>
          <table:table-cell table:style-name="ce24"/>
          <table:table-cell table:number-columns-repeated="1019"/>
        </table:table-row>
        <table:table-row table:style-name="ro2">
          <table:table-cell ns41:value-type="string" table:number-rows-spanned="6" table:style-name="TL RowProperty" table:number-columns-spanned="4" office:value-type="string">
            <text:p>Gemeenten</text:p>
          </table:table-cell>
          <table:covered-table-cell table:style-name="TL RowProperty" table:number-columns-repeated="2"/>
          <table:covered-table-cell table:style-name="ce18"/>
          <table:table-cell table:style-name="ce25"/>
          <table:table-cell ns41:value-type="string" table:number-rows-spanned="6" table:style-name="TL ColHeader" table:number-columns-spanned="1" office:value-type="string">
            <text:p>Bewoonde huizen en schepen</text:p>
          </table:table-cell>
          <table:table-cell ns41:value-type="string" table:number-rows-spanned="6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9"/>
          <table:table-cell ns41:value-type="string" table:number-rows-spanned="6" table:style-name="TL ColHeader" table:number-columns-spanned="2" office:value-type="string">
            <text:p>Afzonderlijk levende personen</text:p>
          </table:table-cell>
          <table:covered-table-cell table:style-name="ce39"/>
          <table:table-cell ns41:value-type="string" table:number-rows-spanned="1" table:style-name="TL ColHeader" table:number-columns-spanned="8" office:value-type="string">
            <text:p>Bevolking van gestichten en andere instellingen, onder één bestuur te zamen wonende</text:p>
          </table:table-cell>
          <table:covered-table-cell table:style-name="TL ColHeader" table:number-columns-repeated="7"/>
          <table:table-cell ns41:value-type="string" table:number-rows-spanned="6" table:style-name="TL ColHeader" table:number-columns-spanned="2" office:value-type="string">
            <text:p>Totaal der werkelijke bevolking </text:p>
          </table:table-cell>
          <table:covered-table-cell table:style-name="ce40"/>
          <table:table-cell ns41:value-type="string" table:number-rows-spanned="8" table:style-name="ce45" table:number-columns-spanned="1" office:value-type="string">
            <text:p>Telling</text:p>
          </table:table-cell>
          <table:table-cell ns41:value-type="string" table:number-rows-spanned="8" table:style-name="ce51" table:number-columns-spanned="1" office:value-type="string">
            <text:p>Tabel</text:p>
          </table:table-cell>
          <table:table-cell ns41:value-type="string" table:number-rows-spanned="8" table:style-name="ce51" table:number-columns-spanned="1" office:value-type="string">
            <text:p>Paginanummer links</text:p>
          </table:table-cell>
          <table:table-cell ns41:value-type="string" table:number-rows-spanned="8" table:style-name="ce51" table:number-columns-spanned="1" office:value-type="string">
            <text:p>Paginanummer rechts</text:p>
          </table:table-cell>
          <table:table-cell ns41:value-type="string" table:number-rows-spanned="8" table:style-name="ce51" table:number-columns-spanned="1" office:value-type="string">
            <text:p>Provincie</text:p>
          </table:table-cell>
          <table:table-cell ns41:value-type="string" table:number-rows-spanned="8" table:style-name="ce51" table:number-columns-spanned="1" office:value-type="string">
            <text:p>Imagenummer</text:p>
          </table:table-cell>
          <table:table-cell table:number-columns-repeated="989"/>
        </table:table-row>
        <table:table-row table:style-name="ro3">
          <table:covered-table-cell table:style-name="ce4"/>
          <table:covered-table-cell table:style-name="TL RowProperty" table:number-columns-repeated="2"/>
          <table:covered-table-cell table:style-name="ce19"/>
          <table:table-cell table:style-name="ce25"/>
          <table:covered-table-cell table:style-name="ce30"/>
          <table:covered-table-cell table:style-name="ce35"/>
          <table:table-cell ns41:value-type="string" table:number-rows-spanned="5" table:style-name="TL ColHeader" table:number-columns-spanned="2" office:value-type="string">
            <text:p>Hoofden van huisgezinnen</text:p>
          </table:table-cell>
          <table:covered-table-cell table:style-name="ce38"/>
          <table:table-cell ns41:value-type="string" table:number-rows-spanned="5" table:style-name="TL ColHeader" table:number-columns-spanned="2" office:value-type="string">
            <text:p>Kinderen</text:p>
          </table:table-cell>
          <table:covered-table-cell table:style-name="ce14"/>
          <table:table-cell ns41:value-type="string" table:number-rows-spanned="5" table:style-name="TL ColHeader" table:number-columns-spanned="2" office:value-type="string">
            <text:p>Personen in dienstbetrekking</text:p>
          </table:table-cell>
          <table:covered-table-cell table:style-name="ce38"/>
          <table:table-cell ns41:value-type="string" table:number-rows-spanned="5" table:style-name="TL ColHeader" table:number-columns-spanned="2" office:value-type="string">
            <text:p>Overige leden der gezinnen</text:p>
          </table:table-cell>
          <table:covered-table-cell table:style-name="ce38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14"/>
          <table:covered-table-cell table:style-name="TL ColHeader" table:number-columns-repeated="2"/>
          <table:table-cell ns41:value-type="string" table:number-rows-spanned="5" table:style-name="TL ColHeader" table:number-columns-spanned="2" office:value-type="string">
            <text:p>Bestuurders, beambten en bedienden en personen tot hunnen gezinnen behoorende</text:p>
          </table:table-cell>
          <table:covered-table-cell table:style-name="ce38"/>
          <table:table-cell ns41:value-type="string" table:number-rows-spanned="5" table:style-name="TL ColHeader" table:number-columns-spanned="2" office:value-type="string">
            <text:p>Bestuurders, beamten en bedienden afzonderlijk levende.</text:p>
          </table:table-cell>
          <table:covered-table-cell table:style-name="ce38"/>
          <table:table-cell ns41:value-type="string" table:number-rows-spanned="5" table:style-name="TL ColHeader" table:number-columns-spanned="2" office:value-type="string">
            <text:p>Bevolking voor wie het gesticht is bestemd</text:p>
          </table:table-cell>
          <table:covered-table-cell table:style-name="ce38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14"/>
          <table:covered-table-cell table:style-name="ce38"/>
          <table:covered-table-cell table:style-name="ce41"/>
          <table:covered-table-cell table:style-name="ce46"/>
          <table:covered-table-cell table:style-name="ce52" table:number-columns-repeated="3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covered-table-cell table:style-name="ce4"/>
          <table:covered-table-cell table:style-name="TL RowProperty" table:number-columns-repeated="2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8"/>
          <table:covered-table-cell table:style-name="ce41"/>
          <table:covered-table-cell table:style-name="ce46"/>
          <table:covered-table-cell table:style-name="ce52" table:number-columns-repeated="3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covered-table-cell table:style-name="ce4"/>
          <table:covered-table-cell table:style-name="TL RowProperty" table:number-columns-repeated="2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8"/>
          <table:covered-table-cell table:style-name="ce41"/>
          <table:covered-table-cell table:style-name="ce46"/>
          <table:covered-table-cell table:style-name="ce52" table:number-columns-repeated="3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covered-table-cell table:style-name="ce4"/>
          <table:covered-table-cell table:style-name="TL RowProperty" table:number-columns-repeated="2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8"/>
          <table:covered-table-cell table:style-name="ce41"/>
          <table:covered-table-cell table:style-name="ce46"/>
          <table:covered-table-cell table:style-name="ce52" table:number-columns-repeated="3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covered-table-cell table:style-name="ce4"/>
          <table:covered-table-cell table:style-name="TL RowProperty" table:number-columns-repeated="2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8"/>
          <table:covered-table-cell table:style-name="ce41"/>
          <table:covered-table-cell table:style-name="ce46"/>
          <table:covered-table-cell table:style-name="ce52" table:number-columns-repeated="3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table-cell table:number-rows-spanned="2" office:value-type="float" office:value="1" table:style-name="TL ColHeader" table:number-columns-spanned="4" ns41:value-type="float">
            <text:p>1</text:p>
          </table:table-cell>
          <table:covered-table-cell table:style-name="TL ColHeader" table:number-columns-repeated="2"/>
          <table:covered-table-cell table:style-name="ce19"/>
          <table:table-cell table:style-name="ce25"/>
          <table:table-cell table:number-rows-spanned="2" office:value-type="float" office:value="2" table:style-name="TL ColHeader" table:number-columns-spanned="1" ns41:value-type="float">
            <text:p>2</text:p>
          </table:table-cell>
          <table:table-cell table:number-rows-spanned="2" office:value-type="float" office:value="3" table:style-name="TL ColHeader" table:number-columns-spanned="1" ns41:value-type="float">
            <text:p>3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46"/>
          <table:covered-table-cell table:style-name="ce52" table:number-columns-repeated="3"/>
          <table:covered-table-cell table:style-name="ce54"/>
          <table:covered-table-cell table:style-name="ce52"/>
          <table:table-cell table:number-columns-repeated="989"/>
        </table:table-row>
        <table:table-row table:style-name="ro1">
          <table:covered-table-cell table:style-name="ce6"/>
          <table:covered-table-cell table:style-name="TL ColHeader" table:number-columns-repeated="2"/>
          <table:covered-table-cell table:style-name="ce20"/>
          <table:table-cell table:style-name="ce25"/>
          <table:covered-table-cell table:style-name="ce6"/>
          <table:covered-table-cell table:style-name="ce15"/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covered-table-cell table:style-name="ce47"/>
          <table:covered-table-cell table:style-name="ce53" table:number-columns-repeated="3"/>
          <table:covered-table-cell table:style-name="ce55"/>
          <table:covered-table-cell table:style-name="ce53"/>
          <table:table-cell table:number-columns-repeated="989"/>
        </table:table-row>
        <table:table-row table:style-name="ro1">
          <table:table-cell table:number-rows-spanned="1" table:style-name="ce7" table:number-columns-spanned="4"/>
          <table:covered-table-cell table:style-name="ce7" table:number-columns-repeated="3"/>
          <table:table-cell table:style-name="ce26" table:number-columns-repeated="25"/>
          <table:table-cell table:number-columns-repeated="995"/>
        </table:table-row>
        <table:table-row table:style-name="ro3">
          <table:table-cell ns41:value-type="string" table:number-rows-spanned="1" table:style-name="TL RowHeader" table:number-columns-spanned="4" office:value-type="string">
            <text:p>Amersfoort</text:p>
          </table:table-cell>
          <table:covered-table-cell table:style-name="TL RowHeader" table:number-columns-repeated="2"/>
          <table:covered-table-cell table:style-name="ce21"/>
          <table:table-cell table:style-name="ce26"/>
          <table:table-cell ns41:value-type="float" table:style-name="TL Data" office:value="2781" office:value-type="float">
            <text:p>2781</text:p>
          </table:table-cell>
          <table:table-cell ns41:value-type="float" table:style-name="TL Data" office:value="2803" office:value-type="float">
            <text:p>2803</text:p>
          </table:table-cell>
          <table:table-cell ns41:value-type="float" table:style-name="TL Data" office:value="2369" office:value-type="float">
            <text:p>2369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190" office:value-type="float">
            <text:p>3190</text:p>
          </table:table-cell>
          <table:table-cell ns41:value-type="float" table:style-name="TL Data" office:value="3001" office:value-type="float">
            <text:p>300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630" office:value-type="float">
            <text:p>2630</text:p>
          </table:table-cell>
          <table:table-cell table:formula="of:=SUM([.H12];[.J12];[.L12];[.N12])" ns41:value-type="float" table:style-name="TL Data" office:value-type="float" office:value="6052">
            <text:p>6052</text:p>
          </table:table-cell>
          <table:table-cell table:formula="of:=SUM([.I12];[.K12];[.M12];[.O12])" ns41:value-type="float" table:style-name="TL Data" office:value-type="float" office:value="6559">
            <text:p>655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6573" office:value-type="float">
            <text:p>6573</text:p>
          </table:table-cell>
          <table:table-cell ns41:value-type="float" table:style-name="TL Data" office:value="7127" office:value-type="float">
            <text:p>7127</text:p>
          </table:table-cell>
          <table:table-cell ns41:value-type="string" table:style-name="ce48" office:value-type="string">
            <text:p>VT</text:p>
          </table:table-cell>
          <table:table-cell ns41:value-type="string" table:style-name="ce48" office:value-type="string">
            <text:p>1879_07_H2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29" office:value-type="float">
            <text:p>29</text:p>
          </table:table-cell>
          <table:table-cell ns41:value-type="string" table:style-name="ce48" office:value-type="string">
            <text:p>Utrecht</text:p>
          </table:table-cell>
          <table:table-cell ns41:value-type="string" table:style-name="ce57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Utrecht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2269" office:value-type="float">
            <text:p>12269</text:p>
          </table:table-cell>
          <table:table-cell ns41:value-type="float" table:style-name="TL Data" office:value="14149" office:value-type="float">
            <text:p>14149</text:p>
          </table:table-cell>
          <table:table-cell ns41:value-type="float" table:style-name="TL Data" office:value="11944" office:value-type="float">
            <text:p>11944</text:p>
          </table:table-cell>
          <table:table-cell ns41:value-type="float" table:style-name="TL Data" office:value="2205" office:value-type="float">
            <text:p>2205</text:p>
          </table:table-cell>
          <table:table-cell ns41:value-type="float" table:style-name="TL Data" office:value="14982" office:value-type="float">
            <text:p>14982</text:p>
          </table:table-cell>
          <table:table-cell ns41:value-type="float" table:style-name="TL Data" office:value="15136" office:value-type="float">
            <text:p>15136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2188" office:value-type="float">
            <text:p>2188</text:p>
          </table:table-cell>
          <table:table-cell ns41:value-type="float" table:style-name="TL Data" office:value="13664" office:value-type="float">
            <text:p>13664</text:p>
          </table:table-cell>
          <table:table-cell table:formula="of:=SUM([.H13];[.J13];[.L13];[.N13])" ns41:value-type="float" table:style-name="TL Data" office:value-type="float" office:value="29590">
            <text:p>29590</text:p>
          </table:table-cell>
          <table:table-cell table:formula="of:=SUM([.I13];[.K13];[.M13];[.O13])" ns41:value-type="float" table:style-name="TL Data" office:value-type="float" office:value="34248">
            <text:p>34248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31625" office:value-type="float">
            <text:p>31625</text:p>
          </table:table-cell>
          <table:table-cell ns41:value-type="float" table:style-name="TL Data" office:value="35960" office:value-type="float">
            <text:p>3596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Totaal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table:formula="of:=SUM([.F12:.F13])" ns41:value-type="float" table:style-name="TL Data" office:value-type="float" office:value="15050">
            <text:p>15050</text:p>
          </table:table-cell>
          <table:table-cell table:formula="of:=SUM([.G12:.G13])" ns41:value-type="float" table:style-name="TL Data" office:value-type="float" office:value="16952">
            <text:p>16952</text:p>
          </table:table-cell>
          <table:table-cell table:formula="of:=SUM([.H12:.H13])" ns41:value-type="float" table:style-name="TL Data" office:value-type="float" office:value="14313">
            <text:p>14313</text:p>
          </table:table-cell>
          <table:table-cell table:formula="of:=SUM([.I12:.I13])" ns41:value-type="float" table:style-name="TL Data" office:value-type="float" office:value="2639">
            <text:p>2639</text:p>
          </table:table-cell>
          <table:table-cell table:formula="of:=SUM([.J12:.J13])" ns41:value-type="float" table:style-name="TL Data" office:value-type="float" office:value="18172">
            <text:p>18172</text:p>
          </table:table-cell>
          <table:table-cell table:formula="of:=SUM([.K12:.K13])" ns41:value-type="float" table:style-name="TL Data" office:value-type="float" office:value="18137">
            <text:p>18137</text:p>
          </table:table-cell>
          <table:table-cell table:formula="of:=SUM([.L12:.L13])" ns41:value-type="float" table:style-name="TL Data" office:value-type="float" office:value="563">
            <text:p>563</text:p>
          </table:table-cell>
          <table:table-cell table:formula="of:=SUM([.M12:.M13])" ns41:value-type="float" table:style-name="TL Data" office:value-type="float" office:value="3737">
            <text:p>3737</text:p>
          </table:table-cell>
          <table:table-cell table:formula="of:=SUM([.N12:.N13])" ns41:value-type="float" table:style-name="TL Data" office:value-type="float" office:value="2594">
            <text:p>2594</text:p>
          </table:table-cell>
          <table:table-cell table:formula="of:=SUM([.O12:.O13])" ns41:value-type="float" table:style-name="TL Data" office:value-type="float" office:value="16294">
            <text:p>16294</text:p>
          </table:table-cell>
          <table:table-cell table:formula="of:=SUM([.H14];[.J14];[.L14];[.N14])" ns41:value-type="float" table:style-name="TL Data" office:value-type="float" office:value="35642">
            <text:p>35642</text:p>
          </table:table-cell>
          <table:table-cell table:formula="of:=SUM([.I14];[.K14];[.M14];[.O14])" ns41:value-type="float" table:style-name="TL Data" office:value-type="float" office:value="40807">
            <text:p>40807</text:p>
          </table:table-cell>
          <table:table-cell table:formula="of:=SUM([.R12:.R13])" ns41:value-type="float" table:style-name="TL Data" office:value-type="float" office:value="816">
            <text:p>816</text:p>
          </table:table-cell>
          <table:table-cell table:formula="of:=SUM([.S12:.S13])" ns41:value-type="float" table:style-name="TL Data" office:value-type="float" office:value="1169">
            <text:p>1169</text:p>
          </table:table-cell>
          <table:table-cell table:formula="of:=SUM([.T12:.T13])" ns41:value-type="float" table:style-name="TL Data" office:value-type="float" office:value="90">
            <text:p>90</text:p>
          </table:table-cell>
          <table:table-cell table:formula="of:=SUM([.U12:.U13])" ns41:value-type="float" table:style-name="TL Data" office:value-type="float" office:value="136">
            <text:p>136</text:p>
          </table:table-cell>
          <table:table-cell table:formula="of:=SUM([.V12:.V13])" ns41:value-type="float" table:style-name="TL Data" office:value-type="float" office:value="61">
            <text:p>61</text:p>
          </table:table-cell>
          <table:table-cell table:formula="of:=SUM([.W12:.W13])" ns41:value-type="float" table:style-name="TL Data" office:value-type="float" office:value="118">
            <text:p>118</text:p>
          </table:table-cell>
          <table:table-cell table:formula="of:=SUM([.X12:.X13])" ns41:value-type="float" table:style-name="TL Data" office:value-type="float" office:value="1740">
            <text:p>1740</text:p>
          </table:table-cell>
          <table:table-cell table:formula="of:=SUM([.Y12:.Y13])" ns41:value-type="float" table:style-name="TL Data" office:value-type="float" office:value="1111">
            <text:p>1111</text:p>
          </table:table-cell>
          <table:table-cell table:formula="of:=SUM([.Z12:.Z13])" ns41:value-type="float" table:style-name="TL Data" office:value-type="float" office:value="1891">
            <text:p>1891</text:p>
          </table:table-cell>
          <table:table-cell table:formula="of:=SUM([.AA12:.AA13])" ns41:value-type="float" table:style-name="TL Data" office:value-type="float" office:value="1365">
            <text:p>1365</text:p>
          </table:table-cell>
          <table:table-cell table:formula="of:=SUM([.AB12:.AB13])" ns41:value-type="float" table:style-name="TL Data" office:value-type="float" office:value="38198">
            <text:p>38198</text:p>
          </table:table-cell>
          <table:table-cell table:formula="of:=SUM([.AC12:.AC13])" ns41:value-type="float" table:style-name="TL Data" office:value-type="float" office:value="43087">
            <text:p>4308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Abcoude Baambrugge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3" office:value-type="float">
            <text:p>273</text:p>
          </table:table-cell>
          <table:table-cell table:formula="of:=SUM([.H15];[.J15];[.L15];[.N15])" ns41:value-type="float" table:style-name="TL Data" office:value-type="float" office:value="657">
            <text:p>657</text:p>
          </table:table-cell>
          <table:table-cell table:formula="of:=SUM([.I15];[.K15];[.M15];[.O15])" ns41:value-type="float" table:style-name="TL Data" office:value-type="float" office:value="693">
            <text:p>69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702" office:value-type="float">
            <text:p>702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Abcoude Proostdij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26" office:value-type="float">
            <text:p>326</text:p>
          </table:table-cell>
          <table:table-cell table:formula="of:=SUM([.H16];[.J16];[.L16];[.N16])" ns41:value-type="float" table:style-name="TL Data" office:value-type="float" office:value="842">
            <text:p>842</text:p>
          </table:table-cell>
          <table:table-cell table:formula="of:=SUM([.I16];[.K16];[.M16];[.O16])" ns41:value-type="float" table:style-name="TL Data" office:value-type="float" office:value="789">
            <text:p>7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804" office:value-type="float">
            <text:p>804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Achttienhov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1" office:value-type="float">
            <text:p>91</text:p>
          </table:table-cell>
          <table:table-cell table:formula="of:=SUM([.H17];[.J17];[.L17];[.N17])" ns41:value-type="float" table:style-name="TL Data" office:value-type="float" office:value="272">
            <text:p>272</text:p>
          </table:table-cell>
          <table:table-cell table:formula="of:=SUM([.I17];[.K17];[.M17];[.O17])" ns41:value-type="float" table:style-name="TL Data" office:value-type="float" office:value="233">
            <text:p>23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34" office:value-type="float">
            <text:p>234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Amerong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29" office:value-type="float">
            <text:p>429</text:p>
          </table:table-cell>
          <table:table-cell table:formula="of:=SUM([.H18];[.J18];[.L18];[.N18])" ns41:value-type="float" table:style-name="TL Data" office:value-type="float" office:value="1111">
            <text:p>1111</text:p>
          </table:table-cell>
          <table:table-cell table:formula="of:=SUM([.I18];[.K18];[.M18];[.O18])" ns41:value-type="float" table:style-name="TL Data" office:value-type="float" office:value="1061">
            <text:p>106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086" office:value-type="float">
            <text:p>108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Baar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97" office:value-type="float">
            <text:p>697</text:p>
          </table:table-cell>
          <table:table-cell table:formula="of:=SUM([.H19];[.J19];[.L19];[.N19])" ns41:value-type="float" table:style-name="TL Data" office:value-type="float" office:value="1698">
            <text:p>1698</text:p>
          </table:table-cell>
          <table:table-cell table:formula="of:=SUM([.I19];[.K19];[.M19];[.O19])" ns41:value-type="float" table:style-name="TL Data" office:value-type="float" office:value="1763">
            <text:p>17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1807" office:value-type="float">
            <text:p>180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Benschop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17" office:value-type="float">
            <text:p>317</text:p>
          </table:table-cell>
          <table:table-cell table:formula="of:=SUM([.H20];[.J20];[.L20];[.N20])" ns41:value-type="float" table:style-name="TL Data" office:value-type="float" office:value="844">
            <text:p>844</text:p>
          </table:table-cell>
          <table:table-cell table:formula="of:=SUM([.I20];[.K20];[.M20];[.O20])" ns41:value-type="float" table:style-name="TL Data" office:value-type="float" office:value="813">
            <text:p>8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27" office:value-type="float">
            <text:p>82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Bilt (De)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office:value="77" table:style-name="TL Data" table:number-columns-repeated="2" office:value-type="float">
            <text:p>7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42" office:value-type="float">
            <text:p>442</text:p>
          </table:table-cell>
          <table:table-cell table:formula="of:=SUM([.H21];[.J21];[.L21];[.N21])" ns41:value-type="float" table:style-name="TL Data" office:value-type="float" office:value="1187">
            <text:p>1187</text:p>
          </table:table-cell>
          <table:table-cell table:formula="of:=SUM([.I21];[.K21];[.M21];[.O21])" ns41:value-type="float" table:style-name="TL Data" office:value-type="float" office:value="1075">
            <text:p>10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1090" office:value-type="float">
            <text:p>109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Breukelen Nijenrode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6" office:value-type="float">
            <text:p>426</text:p>
          </table:table-cell>
          <table:table-cell table:formula="of:=SUM([.H22];[.J22];[.L22];[.N22])" ns41:value-type="float" table:style-name="TL Data" office:value-type="float" office:value="922">
            <text:p>922</text:p>
          </table:table-cell>
          <table:table-cell table:formula="of:=SUM([.I22];[.K22];[.M22];[.O22])" ns41:value-type="float" table:style-name="TL Data" office:value-type="float" office:value="972">
            <text:p>972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993" office:value-type="float">
            <text:p>99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Breukelen St. Pieters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31" table:style-name="TL Data" table:number-columns-repeated="2" office:value-type="float">
            <text:p>31</text:p>
          </table:table-cell>
          <table:table-cell ns41:value-type="float" table:style-name="TL Data" office:value="175" office:value-type="float">
            <text:p>175</text:p>
          </table:table-cell>
          <table:table-cell table:formula="of:=SUM([.H23];[.J23];[.L23];[.N23])" ns41:value-type="float" table:style-name="TL Data" office:value-type="float" office:value="491">
            <text:p>491</text:p>
          </table:table-cell>
          <table:table-cell table:formula="of:=SUM([.I23];[.K23];[.M23];[.O23])" ns41:value-type="float" table:style-name="TL Data" office:value-type="float" office:value="412">
            <text:p>4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36" office:value-type="float">
            <text:p>43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Bunnik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5" office:value-type="float">
            <text:p>215</text:p>
          </table:table-cell>
          <table:table-cell table:formula="of:=SUM([.H24];[.J24];[.L24];[.N24])" ns41:value-type="float" table:style-name="TL Data" office:value-type="float" office:value="566">
            <text:p>566</text:p>
          </table:table-cell>
          <table:table-cell table:formula="of:=SUM([.I24];[.K24];[.M24];[.O24])" ns41:value-type="float" table:style-name="TL Data" office:value-type="float" office:value="541">
            <text:p>54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50" office:value-type="float">
            <text:p>55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Bunschot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78" office:value-type="float">
            <text:p>378</text:p>
          </table:table-cell>
          <table:table-cell table:formula="of:=SUM([.H25];[.J25];[.L25];[.N25])" ns41:value-type="float" table:style-name="TL Data" office:value-type="float" office:value="989">
            <text:p>989</text:p>
          </table:table-cell>
          <table:table-cell table:formula="of:=SUM([.I25];[.K25];[.M25];[.O25])" ns41:value-type="float" table:style-name="TL Data" office:value-type="float" office:value="942">
            <text:p>9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950" office:value-type="float">
            <text:p>95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Coth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53" office:value-type="float">
            <text:p>153</text:p>
          </table:table-cell>
          <table:table-cell table:formula="of:=SUM([.H26];[.J26];[.L26];[.N26])" ns41:value-type="float" table:style-name="TL Data" office:value-type="float" office:value="407">
            <text:p>407</text:p>
          </table:table-cell>
          <table:table-cell table:formula="of:=SUM([.I26];[.K26];[.M26];[.O26])" ns41:value-type="float" table:style-name="TL Data" office:value-type="float" office:value="363">
            <text:p>3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65" office:value-type="float">
            <text:p>365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Door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58" office:value-type="float">
            <text:p>258</text:p>
          </table:table-cell>
          <table:table-cell table:formula="of:=SUM([.H27];[.J27];[.L27];[.N27])" ns41:value-type="float" table:style-name="TL Data" office:value-type="float" office:value="685">
            <text:p>685</text:p>
          </table:table-cell>
          <table:table-cell table:formula="of:=SUM([.I27];[.K27];[.M27];[.O27])" ns41:value-type="float" table:style-name="TL Data" office:value-type="float" office:value="643">
            <text:p>6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49" office:value-type="float">
            <text:p>64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Drieberg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86" office:value-type="float">
            <text:p>386</text:p>
          </table:table-cell>
          <table:table-cell table:formula="of:=SUM([.H28];[.J28];[.L28];[.N28])" ns41:value-type="float" table:style-name="TL Data" office:value-type="float" office:value="1064">
            <text:p>1064</text:p>
          </table:table-cell>
          <table:table-cell table:formula="of:=SUM([.I28];[.K28];[.M28];[.O28])" ns41:value-type="float" table:style-name="TL Data" office:value-type="float" office:value="1019">
            <text:p>10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1083" office:value-type="float">
            <text:p>108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Eemnes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55" office:value-type="float">
            <text:p>255</text:p>
          </table:table-cell>
          <table:table-cell table:formula="of:=SUM([.H29];[.J29];[.L29];[.N29])" ns41:value-type="float" table:style-name="TL Data" office:value-type="float" office:value="664">
            <text:p>664</text:p>
          </table:table-cell>
          <table:table-cell table:formula="of:=SUM([.I29];[.K29];[.M29];[.O29])" ns41:value-type="float" table:style-name="TL Data" office:value-type="float" office:value="587">
            <text:p>58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613" office:value-type="float">
            <text:p>61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Haarzuilens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3" office:value-type="float">
            <text:p>73</text:p>
          </table:table-cell>
          <table:table-cell table:formula="of:=SUM([.H30];[.J30];[.L30];[.N30])" ns41:value-type="float" table:style-name="TL Data" office:value-type="float" office:value="192">
            <text:p>192</text:p>
          </table:table-cell>
          <table:table-cell table:formula="of:=SUM([.I30];[.K30];[.M30];[.O30])" ns41:value-type="float" table:style-name="TL Data" office:value-type="float" office:value="181">
            <text:p>18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3" office:value-type="float">
            <text:p>18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Harmel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5" office:value-type="float">
            <text:p>375</text:p>
          </table:table-cell>
          <table:table-cell table:formula="of:=SUM([.H31];[.J31];[.L31];[.N31])" ns41:value-type="float" table:style-name="TL Data" office:value-type="float" office:value="840">
            <text:p>840</text:p>
          </table:table-cell>
          <table:table-cell table:formula="of:=SUM([.I31];[.K31];[.M31];[.O31])" ns41:value-type="float" table:style-name="TL Data" office:value-type="float" office:value="844">
            <text:p>8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59" office:value-type="float">
            <text:p>85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Hoenkoop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0" office:value-type="float">
            <text:p>80</text:p>
          </table:table-cell>
          <table:table-cell table:formula="of:=SUM([.H32];[.J32];[.L32];[.N32])" ns41:value-type="float" table:style-name="TL Data" office:value-type="float" office:value="205">
            <text:p>205</text:p>
          </table:table-cell>
          <table:table-cell table:formula="of:=SUM([.I32];[.K32];[.M32];[.O32])" ns41:value-type="float" table:style-name="TL Data" office:value-type="float" office:value="198">
            <text:p>198</text:p>
          </table:table-cell>
          <table:table-cell table:style-name="TL Data" table:number-columns-repeated="10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8" office:value-type="float">
            <text:p>198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Hoogland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20" office:value-type="float">
            <text:p>420</text:p>
          </table:table-cell>
          <table:table-cell table:formula="of:=SUM([.H33];[.J33];[.L33];[.N33])" ns41:value-type="float" table:style-name="TL Data" office:value-type="float" office:value="1149">
            <text:p>1149</text:p>
          </table:table-cell>
          <table:table-cell table:formula="of:=SUM([.I33];[.K33];[.M33];[.O33])" ns41:value-type="float" table:style-name="TL Data" office:value-type="float" office:value="1054">
            <text:p>10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1069" office:value-type="float">
            <text:p>106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Hout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95" office:value-type="float">
            <text:p>295</text:p>
          </table:table-cell>
          <table:table-cell table:formula="of:=SUM([.H34];[.J34];[.L34];[.N34])" ns41:value-type="float" table:style-name="TL Data" office:value-type="float" office:value="861">
            <text:p>861</text:p>
          </table:table-cell>
          <table:table-cell table:formula="of:=SUM([.I34];[.K34];[.M34];[.O34])" ns41:value-type="float" table:style-name="TL Data" office:value-type="float" office:value="835">
            <text:p>8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43" office:value-type="float">
            <text:p>84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Jaarsveld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64" office:value-type="float">
            <text:p>264</text:p>
          </table:table-cell>
          <table:table-cell table:formula="of:=SUM([.H35];[.J35];[.L35];[.N35])" ns41:value-type="float" table:style-name="TL Data" office:value-type="float" office:value="719">
            <text:p>719</text:p>
          </table:table-cell>
          <table:table-cell table:formula="of:=SUM([.I35];[.K35];[.M35];[.O35])" ns41:value-type="float" table:style-name="TL Data" office:value-type="float" office:value="653">
            <text:p>65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661" office:value-type="float">
            <text:p>661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Jutphaas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71" office:value-type="float">
            <text:p>471</text:p>
          </table:table-cell>
          <table:table-cell table:formula="of:=SUM([.H36];[.J36];[.L36];[.N36])" ns41:value-type="float" table:style-name="TL Data" office:value-type="float" office:value="1260">
            <text:p>1260</text:p>
          </table:table-cell>
          <table:table-cell table:formula="of:=SUM([.I36];[.K36];[.M36];[.O36])" ns41:value-type="float" table:style-name="TL Data" office:value-type="float" office:value="1245">
            <text:p>12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8"/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1266" office:value-type="float">
            <text:p>126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Kamerik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38" office:value-type="float">
            <text:p>338</text:p>
          </table:table-cell>
          <table:table-cell table:formula="of:=SUM([.H37];[.J37];[.L37];[.N37])" ns41:value-type="float" table:style-name="TL Data" office:value-type="float" office:value="845">
            <text:p>845</text:p>
          </table:table-cell>
          <table:table-cell table:formula="of:=SUM([.I37];[.K37];[.M37];[.O37])" ns41:value-type="float" table:style-name="TL Data" office:value-type="float" office:value="811">
            <text:p>8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21" office:value-type="float">
            <text:p>821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Kockeng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4" office:value-type="float">
            <text:p>174</text:p>
          </table:table-cell>
          <table:table-cell table:formula="of:=SUM([.H38];[.J38];[.L38];[.N38])" ns41:value-type="float" table:style-name="TL Data" office:value-type="float" office:value="398">
            <text:p>398</text:p>
          </table:table-cell>
          <table:table-cell table:formula="of:=SUM([.I38];[.K38];[.M38];[.O38])" ns41:value-type="float" table:style-name="TL Data" office:value-type="float" office:value="400">
            <text:p>4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08" office:value-type="float">
            <text:p>408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Laagnieuwkoop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0" office:value-type="float">
            <text:p>80</text:p>
          </table:table-cell>
          <table:table-cell table:formula="of:=SUM([.H39];[.J39];[.L39];[.N39])" ns41:value-type="float" table:style-name="TL Data" office:value-type="float" office:value="220">
            <text:p>220</text:p>
          </table:table-cell>
          <table:table-cell table:formula="of:=SUM([.I39];[.K39];[.M39];[.O39])" ns41:value-type="float" table:style-name="TL Data" office:value-type="float" office:value="210">
            <text:p>2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10" office:value-type="float">
            <text:p>21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Langbroek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22" office:value-type="float">
            <text:p>222</text:p>
          </table:table-cell>
          <table:table-cell table:formula="of:=SUM([.H40];[.J40];[.L40];[.N40])" ns41:value-type="float" table:style-name="TL Data" office:value-type="float" office:value="604">
            <text:p>604</text:p>
          </table:table-cell>
          <table:table-cell table:formula="of:=SUM([.I40];[.K40];[.M40];[.O40])" ns41:value-type="float" table:style-name="TL Data" office:value-type="float" office:value="537">
            <text:p>5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40" office:value-type="float">
            <text:p>54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Leersum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37" office:value-type="float">
            <text:p>237</text:p>
          </table:table-cell>
          <table:table-cell table:formula="of:=SUM([.H41];[.J41];[.L41];[.N41])" ns41:value-type="float" table:style-name="TL Data" office:value-type="float" office:value="673">
            <text:p>673</text:p>
          </table:table-cell>
          <table:table-cell table:formula="of:=SUM([.I41];[.K41];[.M41];[.O41])" ns41:value-type="float" table:style-name="TL Data" office:value-type="float" office:value="576">
            <text:p>5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584" office:value-type="float">
            <text:p>584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Leusd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19" office:value-type="float">
            <text:p>319</text:p>
          </table:table-cell>
          <table:table-cell table:formula="of:=SUM([.H42];[.J42];[.L42];[.N42])" ns41:value-type="float" table:style-name="TL Data" office:value-type="float" office:value="911">
            <text:p>911</text:p>
          </table:table-cell>
          <table:table-cell table:formula="of:=SUM([.I42];[.K42];[.M42];[.O42])" ns41:value-type="float" table:style-name="TL Data" office:value-type="float" office:value="793">
            <text:p>7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800" office:value-type="float">
            <text:p>80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Linschot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2" office:value-type="float">
            <text:p>272</text:p>
          </table:table-cell>
          <table:table-cell table:formula="of:=SUM([.H43];[.J43];[.L43];[.N43])" ns41:value-type="float" table:style-name="TL Data" office:value-type="float" office:value="689">
            <text:p>689</text:p>
          </table:table-cell>
          <table:table-cell table:formula="of:=SUM([.I43];[.K43];[.M43];[.O43])" ns41:value-type="float" table:style-name="TL Data" office:value-type="float" office:value="676">
            <text:p>6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79" office:value-type="float">
            <text:p>67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Loen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0" office:value-type="float">
            <text:p>270</text:p>
          </table:table-cell>
          <table:table-cell table:formula="of:=SUM([.H44];[.J44];[.L44];[.N44])" ns41:value-type="float" table:style-name="TL Data" office:value-type="float" office:value="564">
            <text:p>564</text:p>
          </table:table-cell>
          <table:table-cell table:formula="of:=SUM([.I44];[.K44];[.M44];[.O44])" ns41:value-type="float" table:style-name="TL Data" office:value-type="float" office:value="656">
            <text:p>65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670" office:value-type="float">
            <text:p>67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Loenersloot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2" office:value-type="float">
            <text:p>92</text:p>
          </table:table-cell>
          <table:table-cell table:formula="of:=SUM([.H45];[.J45];[.L45];[.N45])" ns41:value-type="float" table:style-name="TL Data" office:value-type="float" office:value="229">
            <text:p>229</text:p>
          </table:table-cell>
          <table:table-cell table:formula="of:=SUM([.I45];[.K45];[.M45];[.O45])" ns41:value-type="float" table:style-name="TL Data" office:value-type="float" office:value="233">
            <text:p>2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38" office:value-type="float">
            <text:p>238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Loosdrecht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99" office:value-type="float">
            <text:p>599</text:p>
          </table:table-cell>
          <table:table-cell table:formula="of:=SUM([.H46];[.J46];[.L46];[.N46])" ns41:value-type="float" table:style-name="TL Data" office:value-type="float" office:value="1395">
            <text:p>1395</text:p>
          </table:table-cell>
          <table:table-cell table:formula="of:=SUM([.I46];[.K46];[.M46];[.O46])" ns41:value-type="float" table:style-name="TL Data" office:value-type="float" office:value="1318">
            <text:p>13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23" office:value-type="float">
            <text:p>1523</text:p>
          </table:table-cell>
          <table:table-cell ns41:value-type="float" table:style-name="TL Data" office:value="1357" office:value-type="float">
            <text:p>135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Lopik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70" office:value-type="float">
            <text:p>270</text:p>
          </table:table-cell>
          <table:table-cell table:formula="of:=SUM([.H47];[.J47];[.L47];[.N47])" ns41:value-type="float" table:style-name="TL Data" office:value-type="float" office:value="786">
            <text:p>786</text:p>
          </table:table-cell>
          <table:table-cell table:formula="of:=SUM([.I47];[.K47];[.M47];[.O47])" ns41:value-type="float" table:style-name="TL Data" office:value-type="float" office:value="714">
            <text:p>7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721" office:value-type="float">
            <text:p>721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Maar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8" office:value-type="float">
            <text:p>128</text:p>
          </table:table-cell>
          <table:table-cell table:formula="of:=SUM([.H48];[.J48];[.L48];[.N48])" ns41:value-type="float" table:style-name="TL Data" office:value-type="float" office:value="372">
            <text:p>372</text:p>
          </table:table-cell>
          <table:table-cell table:formula="of:=SUM([.I48];[.K48];[.M48];[.O48])" ns41:value-type="float" table:style-name="TL Data" office:value-type="float" office:value="317">
            <text:p>3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20" office:value-type="float">
            <text:p>32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Maarss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70" office:value-type="float">
            <text:p>370</text:p>
          </table:table-cell>
          <table:table-cell table:formula="of:=SUM([.H49];[.J49];[.L49];[.N49])" ns41:value-type="float" table:style-name="TL Data" office:value-type="float" office:value="858">
            <text:p>858</text:p>
          </table:table-cell>
          <table:table-cell table:formula="of:=SUM([.I49];[.K49];[.M49];[.O49])" ns41:value-type="float" table:style-name="TL Data" office:value-type="float" office:value="965">
            <text:p>9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999" office:value-type="float">
            <text:p>99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Maarsseve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2" office:value-type="float">
            <text:p>272</text:p>
          </table:table-cell>
          <table:table-cell table:formula="of:=SUM([.H50];[.J50];[.L50];[.N50])" ns41:value-type="float" table:style-name="TL Data" office:value-type="float" office:value="643">
            <text:p>643</text:p>
          </table:table-cell>
          <table:table-cell table:formula="of:=SUM([.I50];[.K50];[.M50];[.O50])" ns41:value-type="float" table:style-name="TL Data" office:value-type="float" office:value="671">
            <text:p>6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692" office:value-type="float">
            <text:p>692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Maartendijk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77" office:value-type="float">
            <text:p>377</text:p>
          </table:table-cell>
          <table:table-cell table:formula="of:=SUM([.H51];[.J51];[.L51];[.N51])" ns41:value-type="float" table:style-name="TL Data" office:value-type="float" office:value="1069">
            <text:p>1069</text:p>
          </table:table-cell>
          <table:table-cell table:formula="of:=SUM([.I51];[.K51];[.M51];[.O51])" ns41:value-type="float" table:style-name="TL Data" office:value-type="float" office:value="982">
            <text:p>98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997" office:value-type="float">
            <text:p>99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Montfoort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76" office:value-type="float">
            <text:p>376</text:p>
          </table:table-cell>
          <table:table-cell table:formula="of:=SUM([.H52];[.J52];[.L52];[.N52])" ns41:value-type="float" table:style-name="TL Data" office:value-type="float" office:value="860">
            <text:p>860</text:p>
          </table:table-cell>
          <table:table-cell table:formula="of:=SUM([.I52];[.K52];[.M52];[.O52])" ns41:value-type="float" table:style-name="TL Data" office:value-type="float" office:value="871">
            <text:p>87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1016" office:value-type="float">
            <text:p>101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Mijdrecht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88" office:value-type="float">
            <text:p>788</text:p>
          </table:table-cell>
          <table:table-cell table:formula="of:=SUM([.H53];[.J53];[.L53];[.N53])" ns41:value-type="float" table:style-name="TL Data" office:value-type="float" office:value="1871">
            <text:p>1871</text:p>
          </table:table-cell>
          <table:table-cell table:formula="of:=SUM([.I53];[.K53];[.M53];[.O53])" ns41:value-type="float" table:style-name="TL Data" office:value-type="float" office:value="1894">
            <text:p>189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1883" office:value-type="float">
            <text:p>1883</text:p>
          </table:table-cell>
          <table:table-cell ns41:value-type="float" table:style-name="TL Data" office:value="1919" office:value-type="float">
            <text:p>191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Nigtevecht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9" office:value-type="float">
            <text:p>109</text:p>
          </table:table-cell>
          <table:table-cell table:formula="of:=SUM([.H54];[.J54];[.L54];[.N54])" ns41:value-type="float" table:style-name="TL Data" office:value-type="float" office:value="224">
            <text:p>224</text:p>
          </table:table-cell>
          <table:table-cell table:formula="of:=SUM([.I54];[.K54];[.M54];[.O54])" ns41:value-type="float" table:style-name="TL Data" office:value-type="float" office:value="241">
            <text:p>2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46" office:value-type="float">
            <text:p>24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Odijk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4" office:value-type="float">
            <text:p>84</text:p>
          </table:table-cell>
          <table:table-cell table:formula="of:=SUM([.H55];[.J55];[.L55];[.N55])" ns41:value-type="float" table:style-name="TL Data" office:value-type="float" office:value="203">
            <text:p>203</text:p>
          </table:table-cell>
          <table:table-cell table:formula="of:=SUM([.I55];[.K55];[.M55];[.O55])" ns41:value-type="float" table:style-name="TL Data" office:value-type="float" office:value="202">
            <text:p>20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07" office:value-type="float">
            <text:p>20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Oudenrij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1" office:value-type="float">
            <text:p>91</text:p>
          </table:table-cell>
          <table:table-cell table:formula="of:=SUM([.H56];[.J56];[.L56];[.N56])" ns41:value-type="float" table:style-name="TL Data" office:value-type="float" office:value="272">
            <text:p>272</text:p>
          </table:table-cell>
          <table:table-cell table:formula="of:=SUM([.I56];[.K56];[.M56];[.O56])" ns41:value-type="float" table:style-name="TL Data" office:value-type="float" office:value="265">
            <text:p>26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67" office:value-type="float">
            <text:p>26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Polsbroek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7" office:value-type="float">
            <text:p>167</text:p>
          </table:table-cell>
          <table:table-cell table:formula="of:=SUM([.H57];[.J57];[.L57];[.N57])" ns41:value-type="float" table:style-name="TL Data" office:value-type="float" office:value="427">
            <text:p>427</text:p>
          </table:table-cell>
          <table:table-cell table:formula="of:=SUM([.I57];[.K57];[.M57];[.O57])" ns41:value-type="float" table:style-name="TL Data" office:value-type="float" office:value="475">
            <text:p>47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82" office:value-type="float">
            <text:p>482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Renswoude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17" office:value-type="float">
            <text:p>217</text:p>
          </table:table-cell>
          <table:table-cell table:formula="of:=SUM([.H58];[.J58];[.L58];[.N58])" ns41:value-type="float" table:style-name="TL Data" office:value-type="float" office:value="557">
            <text:p>557</text:p>
          </table:table-cell>
          <table:table-cell table:formula="of:=SUM([.I58];[.K58];[.M58];[.O58])" ns41:value-type="float" table:style-name="TL Data" office:value-type="float" office:value="555">
            <text:p>5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557" office:value-type="float">
            <text:p>55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Rhen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826" office:value-type="float">
            <text:p>826</text:p>
          </table:table-cell>
          <table:table-cell table:formula="of:=SUM([.H59];[.J59];[.L59];[.N59])" ns41:value-type="float" table:style-name="TL Data" office:value-type="float" office:value="2315">
            <text:p>2315</text:p>
          </table:table-cell>
          <table:table-cell table:formula="of:=SUM([.I59];[.K59];[.M59];[.O59])" ns41:value-type="float" table:style-name="TL Data" office:value-type="float" office:value="2108">
            <text:p>210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43" office:value-type="float">
            <text:p>2343</text:p>
          </table:table-cell>
          <table:table-cell ns41:value-type="float" table:style-name="TL Data" office:value="2139" office:value-type="float">
            <text:p>213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Ruwiel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5" office:value-type="float">
            <text:p>95</text:p>
          </table:table-cell>
          <table:table-cell table:formula="of:=SUM([.H60];[.J60];[.L60];[.N60])" ns41:value-type="float" table:style-name="TL Data" office:value-type="float" office:value="224">
            <text:p>224</text:p>
          </table:table-cell>
          <table:table-cell table:formula="of:=SUM([.I60];[.K60];[.M60];[.O60])" ns41:value-type="float" table:style-name="TL Data" office:value-type="float" office:value="228">
            <text:p>2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30" office:value-type="float">
            <text:p>23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Rijsenburg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1" office:value-type="float">
            <text:p>81</text:p>
          </table:table-cell>
          <table:table-cell table:formula="of:=SUM([.H61];[.J61];[.L61];[.N61])" ns41:value-type="float" table:style-name="TL Data" office:value-type="float" office:value="210">
            <text:p>210</text:p>
          </table:table-cell>
          <table:table-cell table:formula="of:=SUM([.I61];[.K61];[.M61];[.O61])" ns41:value-type="float" table:style-name="TL Data" office:value-type="float" office:value="217">
            <text:p>2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25" office:value-type="float">
            <text:p>225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Schalkwijk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4" office:value-type="float">
            <text:p>244</text:p>
          </table:table-cell>
          <table:table-cell table:formula="of:=SUM([.H62];[.J62];[.L62];[.N62])" ns41:value-type="float" table:style-name="TL Data" office:value-type="float" office:value="616">
            <text:p>616</text:p>
          </table:table-cell>
          <table:table-cell table:formula="of:=SUM([.I62];[.K62];[.M62];[.O62])" ns41:value-type="float" table:style-name="TL Data" office:value-type="float" office:value="569">
            <text:p>5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85" office:value-type="float">
            <text:p>585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Snelrewaard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0" office:value-type="float">
            <text:p>90</text:p>
          </table:table-cell>
          <table:table-cell table:formula="of:=SUM([.H63];[.J63];[.L63];[.N63])" ns41:value-type="float" table:style-name="TL Data" office:value-type="float" office:value="239">
            <text:p>239</text:p>
          </table:table-cell>
          <table:table-cell table:formula="of:=SUM([.I63];[.K63];[.M63];[.O63])" ns41:value-type="float" table:style-name="TL Data" office:value-type="float" office:value="252">
            <text:p>2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52" office:value-type="float">
            <text:p>252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Soest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12" office:value-type="float">
            <text:p>712</text:p>
          </table:table-cell>
          <table:table-cell table:formula="of:=SUM([.H64];[.J64];[.L64];[.N64])" ns41:value-type="float" table:style-name="TL Data" office:value-type="float" office:value="1799">
            <text:p>1799</text:p>
          </table:table-cell>
          <table:table-cell table:formula="of:=SUM([.I64];[.K64];[.M64];[.O64])" ns41:value-type="float" table:style-name="TL Data" office:value-type="float" office:value="1710">
            <text:p>17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1774" office:value-type="float">
            <text:p>1774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Stoutenburg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9" office:value-type="float">
            <text:p>139</text:p>
          </table:table-cell>
          <table:table-cell table:formula="of:=SUM([.H65];[.J65];[.L65];[.N65])" ns41:value-type="float" table:style-name="TL Data" office:value-type="float" office:value="423">
            <text:p>423</text:p>
          </table:table-cell>
          <table:table-cell table:formula="of:=SUM([.I65];[.K65];[.M65];[.O65])" ns41:value-type="float" table:style-name="TL Data" office:value-type="float" office:value="379">
            <text:p>37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83" office:value-type="float">
            <text:p>38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Tienhov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0" office:value-type="float">
            <text:p>100</text:p>
          </table:table-cell>
          <table:table-cell table:formula="of:=SUM([.H66];[.J66];[.L66];[.N66])" ns41:value-type="float" table:style-name="TL Data" office:value-type="float" office:value="252">
            <text:p>252</text:p>
          </table:table-cell>
          <table:table-cell table:formula="of:=SUM([.I66];[.K66];[.M66];[.O66])" ns41:value-type="float" table:style-name="TL Data" office:value-type="float" office:value="207">
            <text:p>2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09" office:value-type="float">
            <text:p>20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Tull en 't Waal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1" office:value-type="float">
            <text:p>121</text:p>
          </table:table-cell>
          <table:table-cell table:formula="of:=SUM([.H67];[.J67];[.L67];[.N67])" ns41:value-type="float" table:style-name="TL Data" office:value-type="float" office:value="305">
            <text:p>305</text:p>
          </table:table-cell>
          <table:table-cell table:formula="of:=SUM([.I67];[.K67];[.M67];[.O67])" ns41:value-type="float" table:style-name="TL Data" office:value-type="float" office:value="290">
            <text:p>29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91" office:value-type="float">
            <text:p>291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Veenendaal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795" office:value-type="float">
            <text:p>795</text:p>
          </table:table-cell>
          <table:table-cell table:formula="of:=SUM([.H68];[.J68];[.L68];[.N68])" ns41:value-type="float" table:style-name="TL Data" office:value-type="float" office:value="2021">
            <text:p>2021</text:p>
          </table:table-cell>
          <table:table-cell table:formula="of:=SUM([.I68];[.K68];[.M68];[.O68])" ns41:value-type="float" table:style-name="TL Data" office:value-type="float" office:value="1975">
            <text:p>197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2036" office:value-type="float">
            <text:p>2036</text:p>
          </table:table-cell>
          <table:table-cell ns41:value-type="float" table:style-name="TL Data" office:value="1993" office:value-type="float">
            <text:p>199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Veldhuiz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" office:value-type="float">
            <text:p>72</text:p>
          </table:table-cell>
          <table:table-cell table:formula="of:=SUM([.H69];[.J69];[.L69];[.N69])" ns41:value-type="float" table:style-name="TL Data" office:value-type="float" office:value="190">
            <text:p>190</text:p>
          </table:table-cell>
          <table:table-cell table:formula="of:=SUM([.I69];[.K69];[.M69];[.O69])" ns41:value-type="float" table:style-name="TL Data" office:value-type="float" office:value="180">
            <text:p>180</text:p>
          </table:table-cell>
          <table:table-cell table:style-name="TL Data" table:number-columns-repeated="10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80" office:value-type="float">
            <text:p>18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Vinkeveen en Waverve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36" office:value-type="float">
            <text:p>636</text:p>
          </table:table-cell>
          <table:table-cell table:formula="of:=SUM([.H70];[.J70];[.L70];[.N70])" ns41:value-type="float" table:style-name="TL Data" office:value-type="float" office:value="1584">
            <text:p>1584</text:p>
          </table:table-cell>
          <table:table-cell table:formula="of:=SUM([.I70];[.K70];[.M70];[.O70])" ns41:value-type="float" table:style-name="TL Data" office:value-type="float" office:value="1514">
            <text:p>15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1543" office:value-type="float">
            <text:p>154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Vleut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5" office:value-type="float">
            <text:p>275</text:p>
          </table:table-cell>
          <table:table-cell table:formula="of:=SUM([.H71];[.J71];[.L71];[.N71])" ns41:value-type="float" table:style-name="TL Data" office:value-type="float" office:value="640">
            <text:p>640</text:p>
          </table:table-cell>
          <table:table-cell table:formula="of:=SUM([.I71];[.K71];[.M71];[.O71])" ns41:value-type="float" table:style-name="TL Data" office:value-type="float" office:value="614">
            <text:p>6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25" office:value-type="float">
            <text:p>625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Vreeland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5" office:value-type="float">
            <text:p>175</text:p>
          </table:table-cell>
          <table:table-cell table:formula="of:=SUM([.H72];[.J72];[.L72];[.N72])" ns41:value-type="float" table:style-name="TL Data" office:value-type="float" office:value="353">
            <text:p>353</text:p>
          </table:table-cell>
          <table:table-cell table:formula="of:=SUM([.I72];[.K72];[.M72];[.O72])" ns41:value-type="float" table:style-name="TL Data" office:value-type="float" office:value="404">
            <text:p>404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13" office:value-type="float">
            <text:p>41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Vreeswijk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01" office:value-type="float">
            <text:p>301</text:p>
          </table:table-cell>
          <table:table-cell table:formula="of:=SUM([.H73];[.J73];[.L73];[.N73])" ns41:value-type="float" table:style-name="TL Data" office:value-type="float" office:value="687">
            <text:p>687</text:p>
          </table:table-cell>
          <table:table-cell table:formula="of:=SUM([.I73];[.K73];[.M73];[.O73])" ns41:value-type="float" table:style-name="TL Data" office:value-type="float" office:value="672">
            <text:p>6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8"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93" office:value-type="float">
            <text:p>69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Werkhov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5" office:value-type="float">
            <text:p>175</text:p>
          </table:table-cell>
          <table:table-cell table:formula="of:=SUM([.H74];[.J74];[.L74];[.N74])" ns41:value-type="float" table:style-name="TL Data" office:value-type="float" office:value="489">
            <text:p>489</text:p>
          </table:table-cell>
          <table:table-cell table:formula="of:=SUM([.I74];[.K74];[.M74];[.O74])" ns41:value-type="float" table:style-name="TL Data" office:value-type="float" office:value="432">
            <text:p>4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38" office:value-type="float">
            <text:p>438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Westbroek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3" office:value-type="float">
            <text:p>183</text:p>
          </table:table-cell>
          <table:table-cell table:formula="of:=SUM([.H75];[.J75];[.L75];[.N75])" ns41:value-type="float" table:style-name="TL Data" office:value-type="float" office:value="482">
            <text:p>482</text:p>
          </table:table-cell>
          <table:table-cell table:formula="of:=SUM([.I75];[.K75];[.M75];[.O75])" ns41:value-type="float" table:style-name="TL Data" office:value-type="float" office:value="472">
            <text:p>4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76" office:value-type="float">
            <text:p>47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Willeskop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9" office:value-type="float">
            <text:p>139</text:p>
          </table:table-cell>
          <table:table-cell table:formula="of:=SUM([.H76];[.J76];[.L76];[.N76])" ns41:value-type="float" table:style-name="TL Data" office:value-type="float" office:value="419">
            <text:p>419</text:p>
          </table:table-cell>
          <table:table-cell table:formula="of:=SUM([.I76];[.K76];[.M76];[.O76])" ns41:value-type="float" table:style-name="TL Data" office:value-type="float" office:value="359">
            <text:p>35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63" office:value-type="float">
            <text:p>36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Willige Langerak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2" office:value-type="float">
            <text:p>152</text:p>
          </table:table-cell>
          <table:table-cell table:formula="of:=SUM([.H77];[.J77];[.L77];[.N77])" ns41:value-type="float" table:style-name="TL Data" office:value-type="float" office:value="449">
            <text:p>449</text:p>
          </table:table-cell>
          <table:table-cell table:formula="of:=SUM([.I77];[.K77];[.M77];[.O77])" ns41:value-type="float" table:style-name="TL Data" office:value-type="float" office:value="416">
            <text:p>4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21" office:value-type="float">
            <text:p>421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Wilnis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64" office:value-type="float">
            <text:p>464</text:p>
          </table:table-cell>
          <table:table-cell table:formula="of:=SUM([.H78];[.J78];[.L78];[.N78])" ns41:value-type="float" table:style-name="TL Data" office:value-type="float" office:value="1080">
            <text:p>1080</text:p>
          </table:table-cell>
          <table:table-cell table:formula="of:=SUM([.I78];[.K78];[.M78];[.O78])" ns41:value-type="float" table:style-name="TL Data" office:value-type="float" office:value="1076">
            <text:p>107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1095" office:value-type="float">
            <text:p>1095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Woudenberg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19" office:value-type="float">
            <text:p>419</text:p>
          </table:table-cell>
          <table:table-cell table:formula="of:=SUM([.H79];[.J79];[.L79];[.N79])" ns41:value-type="float" table:style-name="TL Data" office:value-type="float" office:value="1199">
            <text:p>1199</text:p>
          </table:table-cell>
          <table:table-cell table:formula="of:=SUM([.I79];[.K79];[.M79];[.O79])" ns41:value-type="float" table:style-name="TL Data" office:value-type="float" office:value="1069">
            <text:p>10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1086" office:value-type="float">
            <text:p>108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Wijk bij Duurstede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82" office:value-type="float">
            <text:p>582</text:p>
          </table:table-cell>
          <table:table-cell table:formula="of:=SUM([.H80];[.J80];[.L80];[.N80])" ns41:value-type="float" table:style-name="TL Data" office:value-type="float" office:value="1419">
            <text:p>1419</text:p>
          </table:table-cell>
          <table:table-cell table:formula="of:=SUM([.I80];[.K80];[.M80];[.O80])" ns41:value-type="float" table:style-name="TL Data" office:value-type="float" office:value="1530">
            <text:p>15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1589" office:value-type="float">
            <text:p>158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Ijsselstei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89" office:value-type="float">
            <text:p>689</text:p>
          </table:table-cell>
          <table:table-cell table:formula="of:=SUM([.H81];[.J81];[.L81];[.N81])" ns41:value-type="float" table:style-name="TL Data" office:value-type="float" office:value="1639">
            <text:p>1639</text:p>
          </table:table-cell>
          <table:table-cell table:formula="of:=SUM([.I81];[.K81];[.M81];[.O81])" ns41:value-type="float" table:style-name="TL Data" office:value-type="float" office:value="1578">
            <text:p>157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65" office:value-type="float">
            <text:p>1665</text:p>
          </table:table-cell>
          <table:table-cell ns41:value-type="float" table:style-name="TL Data" office:value="1619" office:value-type="float">
            <text:p>161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Zegveld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6" office:value-type="float">
            <text:p>156</text:p>
          </table:table-cell>
          <table:table-cell table:formula="of:=SUM([.H82];[.J82];[.L82];[.N82])" ns41:value-type="float" table:style-name="TL Data" office:value-type="float" office:value="434">
            <text:p>434</text:p>
          </table:table-cell>
          <table:table-cell table:formula="of:=SUM([.I82];[.K82];[.M82];[.O82])" ns41:value-type="float" table:style-name="TL Data" office:value-type="float" office:value="444">
            <text:p>4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56" office:value-type="float">
            <text:p>45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Zeist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78" office:value-type="float">
            <text:p>1078</text:p>
          </table:table-cell>
          <table:table-cell table:formula="of:=SUM([.H83];[.J83];[.L83];[.N83])" ns41:value-type="float" table:style-name="TL Data" office:value-type="float" office:value="2733">
            <text:p>2733</text:p>
          </table:table-cell>
          <table:table-cell table:formula="of:=SUM([.I83];[.K83];[.M83];[.O83])" ns41:value-type="float" table:style-name="TL Data" office:value-type="float" office:value="2885">
            <text:p>288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808" office:value-type="float">
            <text:p>2808</text:p>
          </table:table-cell>
          <table:table-cell ns41:value-type="float" table:style-name="TL Data" office:value="3007" office:value-type="float">
            <text:p>300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Zuijl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0" office:value-type="float">
            <text:p>170</text:p>
          </table:table-cell>
          <table:table-cell table:formula="of:=SUM([.H84];[.J84];[.L84];[.N84])" ns41:value-type="float" table:style-name="TL Data" office:value-type="float" office:value="452">
            <text:p>452</text:p>
          </table:table-cell>
          <table:table-cell table:formula="of:=SUM([.I84];[.K84];[.M84];[.O84])" ns41:value-type="float" table:style-name="TL Data" office:value-type="float" office:value="400">
            <text:p>4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05" office:value-type="float">
            <text:p>405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Totaal der Overige Gemeenten</text:p>
          </table:table-cell>
          <table:covered-table-cell table:style-name="TL RowHeader" table:number-columns-repeated="2"/>
          <table:covered-table-cell table:style-name="ce22"/>
          <table:table-cell table:style-name="ce26"/>
          <table:table-cell table:formula="of:=SUM([.F15:.F84])" ns41:value-type="float" table:style-name="TL Data" office:value-type="float" office:value="23583">
            <text:p>23583</text:p>
          </table:table-cell>
          <table:table-cell table:formula="of:=SUM([.G15:.G84])" ns41:value-type="float" table:style-name="TL Data" office:value-type="float" office:value="22394">
            <text:p>22394</text:p>
          </table:table-cell>
          <table:table-cell table:formula="of:=SUM([.H15:.H84])" ns41:value-type="float" table:style-name="TL Data" office:value-type="float" office:value="19823">
            <text:p>19823</text:p>
          </table:table-cell>
          <table:table-cell table:formula="of:=SUM([.I15:.I84])" ns41:value-type="float" table:style-name="TL Data" office:value-type="float" office:value="2571">
            <text:p>2571</text:p>
          </table:table-cell>
          <table:table-cell table:formula="of:=SUM([.J15:.J84])" ns41:value-type="float" table:style-name="TL Data" office:value-type="float" office:value="28179">
            <text:p>28179</text:p>
          </table:table-cell>
          <table:table-cell table:formula="of:=SUM([.K15:.K84])" ns41:value-type="float" table:style-name="TL Data" office:value-type="float" office:value="24995">
            <text:p>24995</text:p>
          </table:table-cell>
          <table:table-cell table:formula="of:=SUM([.L15:.L84])" ns41:value-type="float" table:style-name="TL Data" office:value-type="float" office:value="3093">
            <text:p>3093</text:p>
          </table:table-cell>
          <table:table-cell table:formula="of:=SUM([.M15:.M84])" ns41:value-type="float" table:style-name="TL Data" office:value-type="float" office:value="4172">
            <text:p>4172</text:p>
          </table:table-cell>
          <table:table-cell table:formula="of:=SUM([.N15:.N84])" ns41:value-type="float" table:style-name="TL Data" office:value-type="float" office:value="3853">
            <text:p>3853</text:p>
          </table:table-cell>
          <table:table-cell table:formula="of:=SUM([.O15:.O84])" ns41:value-type="float" table:style-name="TL Data" office:value-type="float" office:value="21520">
            <text:p>21520</text:p>
          </table:table-cell>
          <table:table-cell table:formula="of:=SUM([.P15:.P84])" ns41:value-type="float" table:style-name="TL Data" office:value-type="float" office:value="54948">
            <text:p>54948</text:p>
          </table:table-cell>
          <table:table-cell table:formula="of:=SUM([.Q15:.Q84])" ns41:value-type="float" table:style-name="TL Data" office:value-type="float" office:value="53258">
            <text:p>53258</text:p>
          </table:table-cell>
          <table:table-cell table:formula="of:=SUM([.R15:.R84])" ns41:value-type="float" table:style-name="TL Data" office:value-type="float" office:value="498">
            <text:p>498</text:p>
          </table:table-cell>
          <table:table-cell table:formula="of:=SUM([.S15:.S84])" ns41:value-type="float" table:style-name="TL Data" office:value-type="float" office:value="857">
            <text:p>857</text:p>
          </table:table-cell>
          <table:table-cell table:formula="of:=SUM([.T15:.T84])" ns41:value-type="float" table:style-name="TL Data" office:value-type="float" office:value="94">
            <text:p>94</text:p>
          </table:table-cell>
          <table:table-cell table:formula="of:=SUM([.U15:.U84])" ns41:value-type="float" table:style-name="TL Data" office:value-type="float" office:value="155">
            <text:p>155</text:p>
          </table:table-cell>
          <table:table-cell table:formula="of:=SUM([.V15:.V84])" ns41:value-type="float" table:style-name="TL Data" office:value-type="float" office:value="12">
            <office:annotation draw:style-name="gr1" svg:height="0.476cm" draw:caption-point-y="0.194cm" svg:width="0.645cm" svg:x="33.227cm" draw:caption-point-x="6.071cm" svg:y="37.73cm" draw:text-style-name="P1">
              <dc:creator>CDM</dc:creator>
              <dc:date>2014-12-12T00:00:00</dc:date>
              <text:p text:style-name="P1"><text:span text:style-name="T1">13</text:span></text:p>
              <text:p text:style-name="P1"><text:span text:style-name="T1"/></text:p>
            </office:annotation>
            <text:p>12</text:p>
          </table:table-cell>
          <table:table-cell table:formula="of:=SUM([.W15:.W84])" ns41:value-type="float" table:style-name="TL Data" office:value-type="float" office:value="62">
            <text:p>62</text:p>
          </table:table-cell>
          <table:table-cell table:formula="of:=SUM([.X15:.X84])" ns41:value-type="float" table:style-name="TL Data" office:value-type="float" office:value="382">
            <text:p>382</text:p>
          </table:table-cell>
          <table:table-cell table:formula="of:=SUM([.Y15:.Y84])" ns41:value-type="float" table:style-name="TL Data" office:value-type="float" office:value="373">
            <text:p>373</text:p>
          </table:table-cell>
          <table:table-cell table:formula="of:=SUM([.Z15:.Z84])" ns41:value-type="float" table:style-name="TL Data" office:value-type="float" office:value="489">
            <text:p>489</text:p>
          </table:table-cell>
          <table:table-cell table:formula="of:=SUM([.AA15:.AA84])" ns41:value-type="float" table:style-name="TL Data" office:value-type="float" office:value="590">
            <text:p>590</text:p>
          </table:table-cell>
          <table:table-cell table:formula="of:=SUM([.AB15:.AB84])" ns41:value-type="float" table:style-name="TL Data" office:value-type="float" office:value="55828">
            <text:p>55828</text:p>
          </table:table-cell>
          <table:table-cell table:formula="of:=SUM([.AC15:.AC84])" ns41:value-type="float" table:style-name="TL Data" office:value-type="float" office:value="54488">
            <text:p>54488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1">
          <table:table-cell ns41:value-type="string" table:number-rows-spanned="1" table:style-name="TL RowHeader" table:number-columns-spanned="4" office:value-type="string">
            <text:p>Totaal der Provincie</text:p>
          </table:table-cell>
          <table:covered-table-cell table:style-name="TL RowHeader" table:number-columns-repeated="2"/>
          <table:covered-table-cell table:style-name="ce23"/>
          <table:table-cell table:style-name="ce27"/>
          <table:table-cell table:formula="of:=SUM([.F14];[.F85])" ns41:value-type="float" table:style-name="TL Data" office:value-type="float" office:value="38633">
            <text:p>38633</text:p>
          </table:table-cell>
          <table:table-cell table:formula="of:=SUM([.G14];[.G85])" ns41:value-type="float" table:style-name="TL Data" office:value-type="float" office:value="39346">
            <text:p>39346</text:p>
          </table:table-cell>
          <table:table-cell table:formula="of:=SUM([.H14];[.H85])" ns41:value-type="float" table:style-name="TL Data" office:value-type="float" office:value="34136">
            <text:p>34136</text:p>
          </table:table-cell>
          <table:table-cell table:formula="of:=SUM([.I14];[.I85])" ns41:value-type="float" table:style-name="TL Data" office:value-type="float" office:value="5210">
            <text:p>5210</text:p>
          </table:table-cell>
          <table:table-cell table:formula="of:=SUM([.J14];[.J85])" ns41:value-type="float" table:style-name="TL Data" office:value-type="float" office:value="46351">
            <text:p>46351</text:p>
          </table:table-cell>
          <table:table-cell table:formula="of:=SUM([.K14];[.K85])" ns41:value-type="float" table:style-name="TL Data" office:value-type="float" office:value="43132">
            <text:p>43132</text:p>
          </table:table-cell>
          <table:table-cell table:formula="of:=SUM([.L14];[.L85])" ns41:value-type="float" table:style-name="TL Data" office:value-type="float" office:value="3656">
            <text:p>3656</text:p>
          </table:table-cell>
          <table:table-cell table:formula="of:=SUM([.M14];[.M85])" ns41:value-type="float" table:style-name="TL Data" office:value-type="float" office:value="7909">
            <text:p>7909</text:p>
          </table:table-cell>
          <table:table-cell table:formula="of:=SUM([.N14];[.N85])" ns41:value-type="float" table:style-name="TL Data" office:value-type="float" office:value="6447">
            <text:p>6447</text:p>
          </table:table-cell>
          <table:table-cell table:formula="of:=SUM([.O14];[.O85])" ns41:value-type="float" table:style-name="TL Data" office:value-type="float" office:value="37814">
            <text:p>37814</text:p>
          </table:table-cell>
          <table:table-cell table:formula="of:=SUM([.P14];[.P85])" ns41:value-type="float" table:style-name="TL Data" office:value-type="float" office:value="90590">
            <text:p>90590</text:p>
          </table:table-cell>
          <table:table-cell table:formula="of:=SUM([.Q14];[.Q85])" ns41:value-type="float" table:style-name="TL Data" office:value-type="float" office:value="94065">
            <text:p>94065</text:p>
          </table:table-cell>
          <table:table-cell table:formula="of:=SUM([.R14];[.R85])" ns41:value-type="float" table:style-name="TL Data" office:value-type="float" office:value="1314">
            <text:p>1314</text:p>
          </table:table-cell>
          <table:table-cell table:formula="of:=SUM([.S14];[.S85])" ns41:value-type="float" table:style-name="TL Data" office:value-type="float" office:value="2026">
            <text:p>2026</text:p>
          </table:table-cell>
          <table:table-cell table:formula="of:=SUM([.T14];[.T85])" ns41:value-type="float" table:style-name="TL Data" office:value-type="float" office:value="184">
            <text:p>184</text:p>
          </table:table-cell>
          <table:table-cell table:formula="of:=SUM([.U14];[.U85])" ns41:value-type="float" table:style-name="TL Data" office:value-type="float" office:value="291">
            <text:p>291</text:p>
          </table:table-cell>
          <table:table-cell table:formula="of:=SUM([.V14];[.V85])" ns41:value-type="float" table:style-name="TL Data" office:value-type="float" office:value="73">
            <office:annotation draw:style-name="gr1" svg:height="0.423cm" draw:caption-point-y="0.22cm" svg:width="0.844cm" svg:x="33.281cm" draw:caption-point-x="6.017cm" svg:y="38.154cm" draw:text-style-name="P1">
              <dc:creator>CDM</dc:creator>
              <dc:date>2014-12-12T00:00:00</dc:date>
              <text:p text:style-name="P1"><text:span text:style-name="T1">74</text:span></text:p>
              <text:p text:style-name="P1"><text:span text:style-name="T1"/></text:p>
            </office:annotation>
            <text:p>73</text:p>
          </table:table-cell>
          <table:table-cell table:formula="of:=SUM([.W14];[.W85])" ns41:value-type="float" table:style-name="TL Data" office:value-type="float" office:value="180">
            <text:p>180</text:p>
          </table:table-cell>
          <table:table-cell table:formula="of:=SUM([.X14];[.X85])" ns41:value-type="float" table:style-name="TL Data" office:value-type="float" office:value="2122">
            <text:p>2122</text:p>
          </table:table-cell>
          <table:table-cell table:formula="of:=SUM([.Y14];[.Y85])" ns41:value-type="float" table:style-name="TL Data" office:value-type="float" office:value="1484">
            <text:p>1484</text:p>
          </table:table-cell>
          <table:table-cell table:formula="of:=SUM([.Z14];[.Z85])" ns41:value-type="float" table:style-name="TL Data" office:value-type="float" office:value="2380">
            <text:p>2380</text:p>
          </table:table-cell>
          <table:table-cell table:formula="of:=SUM([.AA14];[.AA85])" ns41:value-type="float" table:style-name="TL Data" office:value-type="float" office:value="1955">
            <text:p>1955</text:p>
          </table:table-cell>
          <table:table-cell table:formula="of:=SUM([.AB14];[.AB85])" ns41:value-type="float" table:style-name="TL Data" office:value-type="float" office:value="94026">
            <text:p>94026</text:p>
          </table:table-cell>
          <table:table-cell table:formula="of:=SUM([.AC14];[.AC85])" ns41:value-type="float" table:style-name="TL Data" office:value-type="float" office:value="97575">
            <text:p>97575</text:p>
          </table:table-cell>
          <table:table-cell ns41:value-type="string" table:style-name="ce50" office:value-type="string">
            <text:p>VT</text:p>
          </table:table-cell>
          <table:table-cell ns41:value-type="string" table:style-name="ce50" office:value-type="string">
            <text:p>1879_07_H2</text:p>
          </table:table-cell>
          <table:table-cell ns41:value-type="float" table:style-name="ce50" office:value="30" office:value-type="float">
            <text:p>30</text:p>
          </table:table-cell>
          <table:table-cell ns41:value-type="float" table:style-name="ce50" office:value="31" office:value-type="float">
            <text:p>31</text:p>
          </table:table-cell>
          <table:table-cell ns41:value-type="string" table:style-name="ce50" office:value-type="string">
            <text:p>Utrecht</text:p>
          </table:table-cell>
          <table:table-cell ns41:value-type="string" table:style-name="ce59" office:value-type="string">
            <text:p>35_0118</text:p>
          </table:table-cell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/>
          <table:table-cell table:style-name="ce24" table:number-columns-repeated="30"/>
          <table:table-cell table:number-columns-repeated="989"/>
        </table:table-row>
        <table:table-row table:style-name="ro3" table:number-rows-repeated="10484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51:43</meta:creation-date>
    <dc:creator>JP 174</dc:creator>
    <dc:date>2004-02-02T17:52:33</dc:date>
    <meta:document-statistic meta:object-count="0" meta:cell-count="1962" meta:table-count="1"/>
    <meta:generator>ODFPY/1.3.0dev</meta:generator>
  </office:meta>
</office:document-meta>
</file>